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6%" fo:padding="0in" fo:border="none"/>
    </style:style>
    <style:style style:name="P2" style:family="paragraph" style:parent-style-name="Standard">
      <style:paragraph-properties fo:margin-top="0in" fo:margin-bottom="0.111in" loext:contextual-spacing="false" fo:line-height="106%"/>
    </style:style>
    <style:style style:name="P3" style:family="paragraph" style:parent-style-name="Standard">
      <style:paragraph-properties fo:margin-top="0in" fo:margin-bottom="0.111in" loext:contextual-spacing="false" fo:line-height="106%"/>
      <style:text-properties fo:color="#222222" fo:font-size="8pt" style:font-size-asian="8pt" style:font-size-complex="8pt"/>
    </style:style>
    <style:style style:name="P4" style:family="paragraph" style:parent-style-name="Standard" style:master-page-name="Standard">
      <style:paragraph-properties fo:margin-top="0in" fo:margin-bottom="0.111in" loext:contextual-spacing="false" fo:line-height="106%" fo:text-align="center" style:justify-single-word="false" style:page-number="1" fo:padding="0in" fo:border="none"/>
    </style:style>
    <style:style style:name="P5" style:family="paragraph" style:parent-style-name="Standard">
      <style:paragraph-properties fo:margin-left="0.25in" fo:margin-right="0in" fo:line-height="106%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.111in" loext:contextual-spacing="false" fo:line-height="106%" fo:text-indent="0in" style:auto-text-indent="false"/>
    </style:style>
    <style:style style:name="P7" style:family="paragraph" style:parent-style-name="Standard">
      <style:paragraph-properties fo:margin-left="0.75in" fo:margin-right="0in" fo:line-height="106%" fo:text-indent="0in" style:auto-text-indent="false"/>
    </style:style>
    <style:style style:name="P8" style:family="paragraph" style:parent-style-name="Standard">
      <style:paragraph-properties fo:margin-left="0.75in" fo:margin-right="0in" fo:margin-top="0in" fo:margin-bottom="0.111in" loext:contextual-spacing="false" fo:line-height="106%" fo:text-indent="0in" style:auto-text-indent="false"/>
      <style:text-properties fo:color="#222222" fo:font-size="8pt" style:font-size-asian="8pt" style:font-size-complex="8pt"/>
    </style:style>
    <style:style style:name="P9" style:family="paragraph" style:parent-style-name="Standard">
      <style:paragraph-properties fo:margin-left="0.5in" fo:margin-right="0in" fo:line-height="106%" fo:text-indent="0in" style:auto-text-indent="false"/>
    </style:style>
    <style:style style:name="P10" style:family="paragraph" style:parent-style-name="Standard">
      <style:paragraph-properties fo:margin-left="0.5in" fo:margin-right="0in" fo:margin-top="0in" fo:margin-bottom="0.111in" loext:contextual-spacing="false" fo:line-height="106%" fo:text-indent="0in" style:auto-text-indent="false"/>
    </style:style>
    <style:style style:name="T1" style:family="text">
      <style:text-properties fo:color="#222222" fo:font-size="8pt" style:font-size-asian="8pt" style:font-size-complex="8pt"/>
    </style:style>
    <style:style style:name="T2" style:family="text">
      <style:text-properties fo:color="#222222" fo:font-size="8pt" fo:font-weight="bold" fo:background-color="#d3d3d3" loext:char-shading-value="0" style:font-size-asian="8pt" style:font-weight-asian="bold" style:font-size-complex="8pt"/>
    </style:style>
    <style:style style:name="T3" style:family="text">
      <style:text-properties fo:color="#222222" fo:font-size="8pt" fo:font-weight="bold" style:font-size-asian="8pt" style:font-weight-asian="bold" style:font-size-complex="8pt"/>
    </style:style>
    <style:style style:name="T4" style:family="text">
      <style:text-properties fo:color="#222222" style:font-name="Times New Roman" fo:font-size="7pt" style:font-name-asian="Times New Roman1" style:font-size-asian="7pt" style:font-name-complex="Times New Roman1" style:font-size-complex="7pt"/>
    </style:style>
    <style:style style:name="T5" style:family="text">
      <style:text-properties fo:color="#222222" style:text-position="super 58%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CHOLARSHIP RESUME</text:span></text:p>
      <text:p text:style-name="P2"><text:span text:style-name="T1">Md. Jobair Hassan </text:span></text:p>
      <text:p text:style-name="P2"><text:span text:style-name="T1">Address: Noljani, Gazipur Chowrasta, Gazipur</text:span></text:p>
      <text:p text:style-name="P1"><text:span text:style-name="T1">Contact: 01987672015</text:span></text:p>
      <text:p text:style-name="P3"/>
      <text:p text:style-name="P2"><text:span text:style-name="T2">ACADEMIC QUALIFICATION</text:span></text:p>
      <text:p text:style-name="P5"><text:span text:style-name="T1">v</text:span><text:span text:style-name="T4"> <text:s/></text:span><text:span text:style-name="T1">Successfully completed Grade-10</text:span><text:span text:style-name="T5">th</text:span><text:span text:style-name="T1"> examination from Dhaka Board in the year of 2019 with great excellence, GPA-4.78 out of 5.00</text:span></text:p>
      <text:p text:style-name="P6"><text:span text:style-name="T1">v</text:span><text:span text:style-name="T4"> <text:s/></text:span><text:span text:style-name="T1">Successfully completed Grade-12</text:span><text:span text:style-name="T5">th</text:span><text:span text:style-name="T1"> examination from Dhaka Board in the year of 2021 with great excellence, GPA-5.00 out of 5.00</text:span></text:p>
      <text:p text:style-name="P2"><text:span text:style-name="T2">EXPERIENCE</text:span></text:p>
      <text:p text:style-name="P7"><text:span text:style-name="T1">Ø</text:span><text:span text:style-name="T4"> <text:s/></text:span><text:span text:style-name="T1">6 months work experience in MetLife. </text:span></text:p>
      <text:p text:style-name="P7"><text:span text:style-name="T1">Ø</text:span><text:span text:style-name="T4"> <text:s/></text:span><text:span text:style-name="T1">About 3 years leadership quality in Scouts &amp; BNCC (Bangladesh National Cadet Corps)</text:span></text:p>
      <text:p text:style-name="P7"><text:span text:style-name="T1">Ø</text:span><text:span text:style-name="T4"> <text:s/></text:span><text:span text:style-name="T1">About 2 years work as a house captain at Rajendrapur Can’t Public School &amp; College.</text:span></text:p>
      <text:p text:style-name="P8"/>
      <text:p text:style-name="P2"><text:span text:style-name="T2">PPERSONAL SKILL</text:span></text:p>
      <text:p text:style-name="P9"><text:span text:style-name="T1">·</text:span><text:span text:style-name="T4"> <text:s text:c="9"/></text:span><text:span text:style-name="T1">Accepting Challenge</text:span></text:p>
      <text:p text:style-name="P9"><text:span text:style-name="T1">·</text:span><text:span text:style-name="T4"> <text:s text:c="9"/></text:span><text:span text:style-name="T1">Communication Skill (Good at Bangla and English)</text:span></text:p>
      <text:p text:style-name="P9"><text:span text:style-name="T1">·</text:span><text:span text:style-name="T4"> <text:s text:c="9"/></text:span><text:span text:style-name="T1">Gardening</text:span></text:p>
      <text:p text:style-name="P9"><text:span text:style-name="T1">·</text:span><text:span text:style-name="T4"> <text:s text:c="9"/></text:span><text:span text:style-name="T1">Cooking</text:span></text:p>
      <text:p text:style-name="P10"><text:span text:style-name="T1">·</text:span><text:span text:style-name="T4"> <text:s text:c="9"/></text:span><text:span text:style-name="T1">Singing (Rock type of music)</text:span></text:p>
      <text:p text:style-name="P2"><text:span text:style-name="T2">PERSONAL PROFILE</text:span></text:p>
      <text:p text:style-name="P2"><text:span text:style-name="T3">Father’s Name:</text:span><text:span text:style-name="T1"> Md. Ferdous Hossain</text:span></text:p>
      <text:p text:style-name="P2"><text:span text:style-name="T3">Mother’s Name:</text:span><text:span text:style-name="T1"> Ms. Rabeya Khatun</text:span></text:p>
      <text:p text:style-name="P2"><text:span text:style-name="T3">Date of Birth:</text:span><text:span text:style-name="T1"> 25/01/2002</text:span></text:p>
      <text:p text:style-name="P2"><text:span text:style-name="T3">Sex:</text:span><text:span text:style-name="T1"> Male</text:span></text:p>
      <text:p text:style-name="P2"><text:span text:style-name="T3">Marital Status: </text:span><text:span text:style-name="T1">Unmarried </text:span></text:p>
      <text:p text:style-name="P2"><text:soft-page-break/><text:span text:style-name="T3">Languages Known: </text:span><text:span text:style-name="T1">Bangla, English</text:span></text:p>
      <text:p text:style-name="P2"><text:span text:style-name="T3">Nationality: </text:span><text:span text:style-name="T1">Bangladeshi </text:span></text:p>
      <text:p text:style-name="P2"><text:span text:style-name="T2">DECLARATION</text:span></text:p>
      <text:p text:style-name="P2"><text:span text:style-name="T1">I solemnly declare that all the above information is correct to the best of knowledge as well as I belief.</text:span></text:p>
      <text:p text:style-name="P2"><text:span text:style-name="T1">Date: 08/09/2022</text:span></text:p>
      <text:p text:style-name="P2"><text:span text:style-name="T1">Place: Gazipur <text:s text:c="75"/><text:tab/> <text:s/></text:span></text:p>
      <text:p text:style-name="P2"><text:span text:style-name="T1"><text:s text:c="121"/><text:tab/>Jobair </text:span></text:p>
      <text:p text:style-name="P2"><text:span text:style-name="T1"><text:s text:c="116"/><text:tab/> <text:s text:c="16"/>Signatu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169" meta:character-count="1480" meta:non-whitespace-character-count="952"/>
    <meta:generator>LibreOfficeDev/6.0.5.2$Linux_X86_64 LibreOffice_project/</meta:generator>
  </office:meta>
</office:document-meta>
</file>